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er">
      <style:text-properties officeooo:rsid="001ffc22" officeooo:paragraph-rsid="001ffc22"/>
    </style:style>
    <style:style style:name="P2" style:family="paragraph" style:parent-style-name="Text_20_body">
      <style:paragraph-properties fo:text-align="justify" style:justify-single-word="false"/>
      <style:text-properties fo:language="pt" fo:country="BR" officeooo:rsid="001ffc22" officeooo:paragraph-rsid="0025491a"/>
    </style:style>
    <style:style style:name="P3" style:family="paragraph" style:parent-style-name="Text_20_body">
      <style:paragraph-properties fo:text-align="justify" style:justify-single-word="false"/>
      <style:text-properties fo:language="pt" fo:country="BR" officeooo:rsid="002fef17" officeooo:paragraph-rsid="003252ae"/>
    </style:style>
    <style:style style:name="P4" style:family="paragraph" style:parent-style-name="Text_20_body">
      <style:paragraph-properties fo:text-align="justify" style:justify-single-word="false"/>
      <style:text-properties fo:language="pt" fo:country="BR" officeooo:rsid="002fef17" officeooo:paragraph-rsid="002fef17"/>
    </style:style>
    <style:style style:name="P5" style:family="paragraph" style:parent-style-name="Text_20_body">
      <style:paragraph-properties fo:text-align="justify" style:justify-single-word="false"/>
      <style:text-properties fo:language="pt" fo:country="BR" fo:font-style="normal" officeooo:rsid="0025cda1" officeooo:paragraph-rsid="0025cda1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fo:language="pt" fo:country="BR" fo:font-style="normal" officeooo:rsid="002ba6fa" officeooo:paragraph-rsid="002ba6fa" style:font-style-asian="normal" style:font-style-complex="normal"/>
    </style:style>
    <style:style style:name="P7" style:family="paragraph" style:parent-style-name="Text_20_body">
      <style:paragraph-properties fo:text-align="justify" style:justify-single-word="false"/>
      <style:text-properties fo:language="pt" fo:country="BR" fo:font-style="normal" officeooo:rsid="002d0eb1" officeooo:paragraph-rsid="002d0eb1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fo:language="pt" fo:country="BR" officeooo:rsid="003252ae" officeooo:paragraph-rsid="003252ae"/>
    </style:style>
    <style:style style:name="P9" style:family="paragraph" style:parent-style-name="Text_20_body">
      <style:paragraph-properties fo:text-align="justify" style:justify-single-word="false"/>
      <style:text-properties fo:language="pt" fo:country="BR" officeooo:paragraph-rsid="003a55ab"/>
    </style:style>
    <style:style style:name="P10" style:family="paragraph" style:parent-style-name="Text_20_body">
      <style:paragraph-properties fo:text-align="justify" style:justify-single-word="false"/>
      <style:text-properties fo:language="pt" fo:country="BR" officeooo:rsid="00342d58" officeooo:paragraph-rsid="003724ca"/>
    </style:style>
    <style:style style:name="P11" style:family="paragraph" style:parent-style-name="Text_20_body">
      <loext:graphic-properties draw:fill="solid" draw:fill-color="#f8f8f8" draw:fill-gradient-name="gradient" draw:fill-hatch-name="hatch" draw:opacity="100%"/>
      <style:paragraph-properties fo:margin-top="0in" fo:margin-bottom="0in" style:contextual-spacing="false" fo:line-height="100%" fo:background-color="#f8f8f8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P12" style:family="paragraph" style:parent-style-name="Text_20_body">
      <loext:graphic-properties draw:fill="solid" draw:fill-color="#f8f8f8" draw:fill-gradient-name="gradient" draw:fill-hatch-name="hatch" draw:opacity="100%"/>
      <style:paragraph-properties fo:margin-top="0in" fo:margin-bottom="0in" style:contextual-spacing="false" fo:line-height="100%" fo:background-color="#f8f8f8"/>
      <style:text-properties fo:font-size="8pt" fo:language="zxx" fo:country="none" officeooo:paragraph-rsid="003f0af2" style:font-size-asian="8pt" style:language-asian="zxx" style:country-asian="none" style:font-size-complex="8pt" style:language-complex="zxx" style:country-complex="none"/>
    </style:style>
    <style:style style:name="P13" style:family="paragraph" style:parent-style-name="Text_20_body">
      <loext:graphic-properties draw:fill="solid" draw:fill-color="#f8f8f8" draw:fill-gradient-name="gradient" draw:fill-hatch-name="hatch" draw:opacity="100%"/>
      <style:paragraph-properties fo:margin-top="0in" fo:margin-bottom="0in" style:contextual-spacing="false" fo:line-height="100%" fo:background-color="#f8f8f8"/>
      <style:text-properties fo:font-size="8pt" fo:language="zxx" fo:country="none" officeooo:paragraph-rsid="0040c64b" style:font-size-asian="8pt" style:language-asian="zxx" style:country-asian="none" style:font-size-complex="8pt" style:language-complex="zxx" style:country-complex="none"/>
    </style:style>
    <style:style style:name="P14" style:family="paragraph" style:parent-style-name="Text_20_body">
      <loext:graphic-properties draw:fill="solid" draw:fill-color="#f8f8f8" draw:fill-gradient-name="gradient" draw:fill-hatch-name="hatch" draw:opacity="100%"/>
      <style:paragraph-properties fo:margin-top="0in" fo:margin-bottom="0in" style:contextual-spacing="false" fo:line-height="100%" fo:text-align="justify" style:justify-single-word="false" fo:background-color="#f8f8f8"/>
      <style:text-properties fo:font-size="8pt" fo:language="zxx" fo:country="none" officeooo:rsid="00342d58" officeooo:paragraph-rsid="003724ca" style:font-size-asian="8pt" style:language-asian="zxx" style:country-asian="none" style:font-size-complex="8pt" style:language-complex="zxx" style:country-complex="none"/>
    </style:style>
    <style:style style:name="P15" style:family="paragraph" style:parent-style-name="Text_20_body">
      <loext:graphic-properties draw:fill="solid" draw:fill-color="#f8f8f8" draw:fill-gradient-name="gradient" draw:fill-hatch-name="hatch" draw:opacity="100%"/>
      <style:paragraph-properties fo:margin-top="0in" fo:margin-bottom="0in" style:contextual-spacing="false" fo:line-height="100%" fo:background-color="#f8f8f8"/>
      <style:text-properties fo:font-size="8pt" fo:language="pt" fo:country="BR" style:font-size-asian="8pt" style:font-size-complex="8pt"/>
    </style:style>
    <style:style style:name="P16" style:family="paragraph" style:parent-style-name="Text_20_body">
      <loext:graphic-properties draw:fill="solid" draw:fill-color="#f8f8f8" draw:fill-gradient-name="gradient" draw:fill-hatch-name="hatch" draw:opacity="100%"/>
      <style:paragraph-properties fo:margin-top="0in" fo:margin-bottom="0in" style:contextual-spacing="false" fo:line-height="100%" fo:text-align="justify" style:justify-single-word="false" fo:background-color="#f8f8f8"/>
      <style:text-properties fo:font-size="8pt" fo:language="pt" fo:country="BR" officeooo:rsid="00342d58" officeooo:paragraph-rsid="003724ca" style:font-size-asian="8pt" style:font-size-complex="8pt"/>
    </style:style>
    <style:style style:name="P17" style:family="paragraph" style:parent-style-name="Heading_20_1">
      <style:text-properties fo:language="pt" fo:country="BR" officeooo:rsid="001ffc22" officeooo:paragraph-rsid="001ffc22"/>
    </style:style>
    <style:style style:name="P18" style:family="paragraph" style:parent-style-name="Heading_20_2">
      <style:text-properties fo:language="pt" fo:country="BR" officeooo:paragraph-rsid="003839a3"/>
    </style:style>
    <style:style style:name="P19" style:family="paragraph" style:parent-style-name="Heading_20_2">
      <style:text-properties fo:language="pt" fo:country="BR" officeooo:rsid="001ffc22" officeooo:paragraph-rsid="001ffc22"/>
    </style:style>
    <style:style style:name="P20" style:family="paragraph" style:parent-style-name="Heading_20_2">
      <style:text-properties fo:language="pt" fo:country="BR" officeooo:rsid="002fef17" officeooo:paragraph-rsid="002fef17"/>
    </style:style>
    <style:style style:name="P21" style:family="paragraph" style:parent-style-name="Heading_20_2">
      <style:text-properties fo:language="pt" fo:country="BR" officeooo:paragraph-rsid="003724ca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pt" fo:country="BR" officeooo:rsid="0023987c" officeooo:paragraph-rsid="0023987c"/>
    </style:style>
    <style:style style:name="P23" style:family="paragraph" style:parent-style-name="Text_20_body" style:list-style-name="L1">
      <style:paragraph-properties fo:text-align="justify" style:justify-single-word="false"/>
      <style:text-properties fo:language="pt" fo:country="BR" officeooo:rsid="0025491a" officeooo:paragraph-rsid="0025491a"/>
    </style:style>
    <style:style style:name="P24" style:family="paragraph" style:parent-style-name="Text_20_body" style:list-style-name="L2">
      <style:paragraph-properties fo:text-align="justify" style:justify-single-word="false"/>
      <style:text-properties fo:language="pt" fo:country="BR" fo:font-style="normal" officeooo:rsid="002d0eb1" officeooo:paragraph-rsid="002d0eb1" style:font-style-asian="normal" style:font-style-complex="normal"/>
    </style:style>
    <style:style style:name="P25" style:family="paragraph" style:parent-style-name="Text_20_body" style:list-style-name="L2">
      <style:paragraph-properties fo:text-align="justify" style:justify-single-word="false"/>
      <style:text-properties fo:language="pt" fo:country="BR" fo:font-style="normal" officeooo:rsid="0041b394" officeooo:paragraph-rsid="0041b394" style:font-style-asian="normal" style:font-style-complex="normal"/>
    </style:style>
    <style:style style:name="P26" style:family="paragraph" style:parent-style-name="Text_20_body" style:list-style-name="L2">
      <style:paragraph-properties fo:text-align="justify" style:justify-single-word="false"/>
      <style:text-properties fo:language="pt" fo:country="BR" fo:font-style="normal" officeooo:rsid="0049fd2d" officeooo:paragraph-rsid="0049fd2d" style:font-style-asian="normal" style:font-style-complex="normal"/>
    </style:style>
    <style:style style:name="P27" style:family="paragraph" style:parent-style-name="Text_20_body" style:list-style-name="L2">
      <style:paragraph-properties fo:text-align="justify" style:justify-single-word="false"/>
      <style:text-properties fo:language="pt" fo:country="BR" fo:font-style="normal" officeooo:rsid="004c597b" officeooo:paragraph-rsid="004c597b" style:font-style-asian="normal" style:font-style-complex="normal"/>
    </style:style>
    <style:style style:name="P28" style:family="paragraph" style:parent-style-name="Text_20_body" style:list-style-name="L2">
      <style:paragraph-properties fo:text-align="justify" style:justify-single-word="false"/>
      <style:text-properties fo:language="pt" fo:country="BR" fo:font-style="normal" officeooo:rsid="004e0b41" officeooo:paragraph-rsid="004e0b41" style:font-style-asian="normal" style:font-style-complex="normal"/>
    </style:style>
    <style:style style:name="P29" style:family="paragraph" style:parent-style-name="Text_20_body" style:list-style-name="L3">
      <style:paragraph-properties fo:text-align="justify" style:justify-single-word="false"/>
      <style:text-properties fo:language="pt" fo:country="BR" officeooo:rsid="003a55ab" officeooo:paragraph-rsid="003a55ab"/>
    </style:style>
    <style:style style:name="P30" style:family="paragraph" style:parent-style-name="Text_20_body" style:list-style-name="L3">
      <style:paragraph-properties fo:text-align="justify" style:justify-single-word="false"/>
      <style:text-properties fo:language="pt" fo:country="BR" officeooo:paragraph-rsid="003dad58"/>
    </style:style>
    <style:style style:name="P31" style:family="paragraph" style:parent-style-name="Text_20_body" style:list-style-name="L3">
      <style:paragraph-properties fo:text-align="justify" style:justify-single-word="false"/>
      <style:text-properties fo:language="pt" fo:country="BR" officeooo:paragraph-rsid="003a55ab"/>
    </style:style>
    <style:style style:name="P32" style:family="paragraph" style:parent-style-name="Text_20_body" style:list-style-name="L3">
      <style:paragraph-properties fo:text-align="justify" style:justify-single-word="false"/>
      <style:text-properties fo:language="pt" fo:country="BR" officeooo:rsid="003cb29a" officeooo:paragraph-rsid="003dad58"/>
    </style:style>
    <style:style style:name="P33" style:family="paragraph" style:parent-style-name="Text_20_body" style:list-style-name="L3">
      <style:paragraph-properties fo:text-align="justify" style:justify-single-word="false"/>
      <style:text-properties fo:language="pt" fo:country="BR" officeooo:rsid="003cb29a" officeooo:paragraph-rsid="003cb29a"/>
    </style:style>
    <style:style style:name="P34" style:family="paragraph" style:parent-style-name="Text_20_body" style:list-style-name="L3">
      <style:paragraph-properties fo:text-align="justify" style:justify-single-word="false"/>
      <style:text-properties fo:language="pt" fo:country="BR" officeooo:rsid="003c802c" officeooo:paragraph-rsid="003a55ab"/>
    </style:style>
    <style:style style:name="P35" style:family="paragraph" style:parent-style-name="Text_20_body" style:list-style-name="L3">
      <style:paragraph-properties fo:text-align="justify" style:justify-single-word="false"/>
      <style:text-properties fo:language="pt" fo:country="BR" officeooo:rsid="003dad58" officeooo:paragraph-rsid="003dad58"/>
    </style:style>
    <style:style style:name="T1" style:family="text">
      <style:text-properties style:font-name="Liberation Sans" fo:font-size="16pt" fo:font-weight="bold" style:font-name-asian="Source Han Sans SC" style:font-size-asian="16pt" style:font-weight-asian="bold" style:font-name-complex="FreeSans1" style:font-size-complex="16pt" style:font-weight-complex="bold"/>
    </style:style>
    <style:style style:name="T2" style:family="text">
      <style:text-properties style:font-name="Liberation Sans" fo:font-size="16pt" fo:font-weight="bold" officeooo:rsid="003724ca" style:font-name-asian="Source Han Sans SC" style:font-size-asian="16pt" style:font-weight-asian="bold" style:font-name-complex="FreeSans1" style:font-size-complex="16pt" style:font-weight-complex="bold"/>
    </style:style>
    <style:style style:name="T3" style:family="text">
      <style:text-properties style:font-name="Liberation Sans" fo:font-size="16pt" fo:font-weight="bold" officeooo:rsid="003839a3" style:font-name-asian="Source Han Sans SC" style:font-size-asian="16pt" style:font-weight-asian="bold" style:font-name-complex="FreeSans1" style:font-size-complex="16pt" style:font-weight-complex="bold"/>
    </style:style>
    <style:style style:name="T4" style:family="text">
      <style:text-properties officeooo:rsid="00213631"/>
    </style:style>
    <style:style style:name="T5" style:family="text">
      <style:text-properties officeooo:rsid="00226c4d"/>
    </style:style>
    <style:style style:name="T6" style:family="text">
      <style:text-properties officeooo:rsid="0023987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57341" style:font-style-asian="italic" style:font-style-complex="italic"/>
    </style:style>
    <style:style style:name="T9" style:family="text">
      <style:text-properties officeooo:rsid="002399b2"/>
    </style:style>
    <style:style style:name="T10" style:family="text">
      <style:text-properties officeooo:rsid="0025491a"/>
    </style:style>
    <style:style style:name="T11" style:family="text">
      <style:text-properties officeooo:rsid="002745c9"/>
    </style:style>
    <style:style style:name="T12" style:family="text">
      <style:text-properties officeooo:rsid="0027d6d3"/>
    </style:style>
    <style:style style:name="T13" style:family="text">
      <style:text-properties officeooo:rsid="0027f44c"/>
    </style:style>
    <style:style style:name="T14" style:family="text">
      <style:text-properties officeooo:rsid="0028669c"/>
    </style:style>
    <style:style style:name="T15" style:family="text">
      <style:text-properties officeooo:rsid="0029cfc7"/>
    </style:style>
    <style:style style:name="T16" style:family="text">
      <style:text-properties officeooo:rsid="002e5fa6"/>
    </style:style>
    <style:style style:name="T17" style:family="text">
      <style:text-properties officeooo:rsid="003252ae"/>
    </style:style>
    <style:style style:name="T18" style:family="text">
      <style:text-properties officeooo:rsid="003431eb"/>
    </style:style>
    <style:style style:name="T19" style:family="text">
      <style:text-properties officeooo:rsid="003724ca"/>
    </style:style>
    <style:style style:name="T20" style:family="text">
      <style:text-properties officeooo:rsid="00316d7f"/>
    </style:style>
    <style:style style:name="T21" style:family="text">
      <style:text-properties officeooo:rsid="00324c01"/>
    </style:style>
    <style:style style:name="T22" style:family="text">
      <style:text-properties officeooo:rsid="00453adc"/>
    </style:style>
    <style:style style:name="T23" style:family="text">
      <style:text-properties officeooo:rsid="003772b6"/>
    </style:style>
    <style:style style:name="T24" style:family="text">
      <style:text-properties officeooo:rsid="004392c2"/>
    </style:style>
    <style:style style:name="T25" style:family="text">
      <style:text-properties officeooo:rsid="00342d58"/>
    </style:style>
    <style:style style:name="T26" style:family="text">
      <style:text-properties officeooo:rsid="003839a3"/>
    </style:style>
    <style:style style:name="T27" style:family="text">
      <style:text-properties fo:color="#bbbbbb" loext:opacity="100%" fo:font-style="normal" style:text-underline-style="none" fo:font-weight="normal" fo:background-color="transparent" loext:char-shading-value="0"/>
    </style:style>
    <style:style style:name="T28" style:family="text">
      <style:text-properties fo:color="#bbbbbb" loext:opacity="100%" fo:language="zxx" fo:country="none" fo:font-style="normal" style:text-underline-style="none" fo:font-weight="normal" fo:background-color="transparent" loext:char-shading-value="0" style:language-asian="zxx" style:country-asian="none" style:language-complex="zxx" style:country-complex="none"/>
    </style:style>
    <style:style style:name="T29" style:family="text">
      <style:text-properties fo:color="#666666" loext:opacity="100%" fo:font-style="normal" style:text-underline-style="none" fo:font-weight="normal" fo:background-color="transparent" loext:char-shading-value="0"/>
    </style:style>
    <style:style style:name="T30" style:family="text">
      <style:text-properties fo:color="#666666" loext:opacity="100%" fo:language="zxx" fo:country="none" fo:font-style="normal" style:text-underline-style="none" fo:font-weight="normal" fo:background-color="transparent" loext:char-shading-value="0" style:language-asian="zxx" style:country-asian="none" style:language-complex="zxx" style:country-complex="none"/>
    </style:style>
    <style:style style:name="T31" style:family="text">
      <style:text-properties fo:color="#000000" loext:opacity="100%" fo:font-style="normal" style:text-underline-style="none" fo:font-weight="normal" fo:background-color="transparent" loext:char-shading-value="0"/>
    </style:style>
    <style:style style:name="T32" style:family="text">
      <style:text-properties fo:color="#000000" loext:opacity="100%" fo:language="zxx" fo:country="none" fo:font-style="normal" style:text-underline-style="none" fo:font-weight="normal" fo:background-color="transparent" loext:char-shading-value="0" style:language-asian="zxx" style:country-asian="none" style:language-complex="zxx" style:country-complex="none"/>
    </style:style>
    <style:style style:name="T33" style:family="text">
      <style:text-properties fo:color="#008000" loext:opacity="100%" fo:font-style="normal" style:text-underline-style="none" fo:font-weight="bold" fo:background-color="transparent" loext:char-shading-value="0"/>
    </style:style>
    <style:style style:name="T34" style:family="text">
      <style:text-properties fo:color="#008000" loext:opacity="100%" fo:font-style="normal" style:text-underline-style="none" fo:font-weight="normal" fo:background-color="transparent" loext:char-shading-value="0"/>
    </style:style>
    <style:style style:name="T35" style:family="text">
      <style:text-properties fo:color="#ba2121" loext:opacity="100%" fo:font-style="normal" style:text-underline-style="none" fo:font-weight="normal" fo:background-color="transparent" loext:char-shading-value="0"/>
    </style:style>
    <style:style style:name="T36" style:family="text">
      <style:text-properties fo:color="#3d7b7b" loext:opacity="100%" fo:font-style="italic" style:text-underline-style="none" fo:font-weight="normal" fo:background-color="transparent" loext:char-shading-value="0"/>
    </style:style>
    <style:style style:name="T37" style:family="text">
      <style:text-properties officeooo:rsid="00391a6e"/>
    </style:style>
    <style:style style:name="T38" style:family="text">
      <style:text-properties officeooo:rsid="003a55ab"/>
    </style:style>
    <style:style style:name="T39" style:family="text">
      <style:text-properties officeooo:rsid="002aabac"/>
    </style:style>
    <style:style style:name="T40" style:family="text">
      <style:text-properties officeooo:rsid="003b45c2"/>
    </style:style>
    <style:style style:name="T41" style:family="text">
      <style:text-properties officeooo:rsid="003dad58"/>
    </style:style>
    <style:style style:name="T42" style:family="text">
      <style:text-properties officeooo:rsid="0047b58b"/>
    </style:style>
    <style:style style:name="T43" style:family="text">
      <style:text-properties officeooo:rsid="0048c073"/>
    </style:style>
    <style:style style:name="T44" style:family="text">
      <style:text-properties officeooo:rsid="004c597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Trabalho 2</text:h>
      <text:h text:style-name="P18" text:outline-level="2"><text:span text:style-name="T26">Especificaç</text:span><text:span text:style-name="T3">ão BISON</text:span></text:h>
      <text:p text:style-name="P15"><text:span text:style-name="T27"><text:s/></text:span><text:span text:style-name="T29">1</text:span><text:span text:style-name="T28"> <text:s/></text:span><text:span text:style-name="T30">%</text:span><text:span text:style-name="T32">start</text:span><text:span text:style-name="T28"> </text:span><text:span text:style-name="T32">prog;</text:span></text:p>
      <text:p text:style-name="P11"><text:span text:style-name="T27"><text:s/></text:span><text:span text:style-name="T29">2</text:span><text:span text:style-name="T27"> <text:s/></text:span></text:p>
      <text:p text:style-name="P11"><text:span text:style-name="T27"><text:s/></text:span><text:span text:style-name="T29">3</text:span><text:span text:style-name="T27"> <text:s/></text:span><text:span text:style-name="T29">%%</text:span></text:p>
      <text:p text:style-name="P11"><text:span text:style-name="T27"><text:s/></text:span><text:span text:style-name="T29">4</text:span><text:span text:style-name="T27"> <text:s/></text:span></text:p>
      <text:p text:style-name="P11"><text:span text:style-name="T27"><text:s/></text:span><text:span text:style-name="T29">5</text:span><text:span text:style-name="T27"> <text:s/></text:span><text:span text:style-name="T31">atribuicao</text:span><text:span text:style-name="T29">:</text:span><text:span text:style-name="T27"> </text:span><text:span text:style-name="T31">variavel</text:span><text:span text:style-name="T27"> </text:span><text:span text:style-name="T31">T_ATRIBUICAO</text:span><text:span text:style-name="T27"> </text:span><text:span text:style-name="T31">expressao</text:span></text:p>
      <text:p text:style-name="P11"><text:span text:style-name="T27"><text:s/></text:span><text:span text:style-name="T29">6</text:span><text:span text:style-name="T27"> <text:s text:c="5"/></text:span><text:span text:style-name="T31">;</text:span></text:p>
      <text:p text:style-name="P11"><text:span text:style-name="T27"><text:s/></text:span><text:span text:style-name="T29">7</text:span><text:span text:style-name="T27"> <text:s/></text:span><text:span text:style-name="T31">comando</text:span><text:span text:style-name="T29">:</text:span><text:span text:style-name="T27"> </text:span><text:span text:style-name="T31">atribuicao</text:span></text:p>
      <text:p text:style-name="P11"><text:span text:style-name="T27"><text:s/></text:span><text:span text:style-name="T29">8</text:span><text:span text:style-name="T27"> <text:s text:c="5"/></text:span><text:span text:style-name="T29">|</text:span><text:span text:style-name="T27"> </text:span><text:span text:style-name="T31">condicional</text:span></text:p>
      <text:p text:style-name="P11"><text:span text:style-name="T27"><text:s/></text:span><text:span text:style-name="T29">9</text:span><text:span text:style-name="T27"> <text:s text:c="5"/></text:span><text:span text:style-name="T29">|</text:span><text:span text:style-name="T27"> </text:span><text:span text:style-name="T31">iterativo</text:span></text:p>
      <text:p text:style-name="P11"><text:span text:style-name="T29">10</text:span><text:span text:style-name="T27"> <text:s text:c="5"/></text:span><text:span text:style-name="T29">|</text:span><text:span text:style-name="T27"> </text:span><text:span text:style-name="T31">print</text:span></text:p>
      <text:p text:style-name="P11"><text:span text:style-name="T29">11</text:span><text:span text:style-name="T27"> <text:s text:c="5"/></text:span><text:span text:style-name="T29">|</text:span><text:span text:style-name="T27"> </text:span><text:span text:style-name="T31">read</text:span></text:p>
      <text:p text:style-name="P11"><text:span text:style-name="T29">12</text:span><text:span text:style-name="T27"> <text:s text:c="5"/></text:span><text:span text:style-name="T29">|</text:span><text:span text:style-name="T27"> </text:span><text:span text:style-name="T31">comando_composto</text:span></text:p>
      <text:p text:style-name="P11"><text:span text:style-name="T29">13</text:span><text:span text:style-name="T27"> <text:s text:c="5"/></text:span><text:span text:style-name="T31">;</text:span></text:p>
      <text:p text:style-name="P11"><text:span text:style-name="T29">14</text:span><text:span text:style-name="T27"> <text:s/></text:span><text:span text:style-name="T31">comando_composto</text:span><text:span text:style-name="T29">:</text:span><text:span text:style-name="T27"> </text:span><text:span text:style-name="T31">T_COMCOMP_INI</text:span><text:span text:style-name="T27"> </text:span><text:span text:style-name="T31">lista_de_comandos</text:span><text:span text:style-name="T27"> </text:span><text:span text:style-name="T31">T_COMCOMP_FIM</text:span></text:p>
      <text:p text:style-name="P11"><text:span text:style-name="T29">15</text:span><text:span text:style-name="T27"> <text:s text:c="5"/></text:span><text:span text:style-name="T31">;</text:span></text:p>
      <text:p text:style-name="P11"><text:span text:style-name="T29">16</text:span><text:span text:style-name="T27"> <text:s/></text:span><text:span text:style-name="T31">condicional</text:span><text:span text:style-name="T29">:</text:span><text:span text:style-name="T27"> </text:span><text:span text:style-name="T31">condicional_ini</text:span></text:p>
      <text:p text:style-name="P11"><text:span text:style-name="T29">17</text:span><text:span text:style-name="T27"> <text:s text:c="5"/></text:span><text:span text:style-name="T29">|</text:span><text:span text:style-name="T27"> </text:span><text:span text:style-name="T31">condicional_ini</text:span><text:span text:style-name="T27"> </text:span><text:span text:style-name="T31">T_CONDICIONAL_ELSE</text:span></text:p>
      <text:p text:style-name="P11"><text:span text:style-name="T29">18</text:span><text:span text:style-name="T27"> <text:s text:c="5"/></text:span><text:span text:style-name="T31">;</text:span></text:p>
      <text:p text:style-name="P11"><text:span text:style-name="T29">19</text:span><text:span text:style-name="T27"> <text:s/></text:span><text:span text:style-name="T31">condicional_ini</text:span><text:span text:style-name="T29">:</text:span><text:span text:style-name="T27"> </text:span><text:span text:style-name="T31">T_CONDICIONAL_INI</text:span><text:span text:style-name="T27"> </text:span><text:span text:style-name="T31">expressao</text:span><text:span text:style-name="T27"> </text:span><text:span text:style-name="T31">T_CONDICIONAL_FIM</text:span></text:p>
      <text:p text:style-name="P11"><text:span text:style-name="T29">20</text:span><text:span text:style-name="T27"> <text:s text:c="5"/></text:span><text:span text:style-name="T31">;</text:span></text:p>
      <text:p text:style-name="P11"><text:span text:style-name="T29">21</text:span><text:span text:style-name="T27"> <text:s/></text:span><text:span text:style-name="T31">corpo</text:span><text:span text:style-name="T29">:</text:span><text:span text:style-name="T27"> </text:span><text:span text:style-name="T31">declaracoes</text:span><text:span text:style-name="T27"> </text:span><text:span text:style-name="T31">comando_composto</text:span></text:p>
      <text:p text:style-name="P11"><text:span text:style-name="T29">22</text:span><text:span text:style-name="T27"> <text:s text:c="5"/></text:span><text:span text:style-name="T31">;</text:span></text:p>
      <text:p text:style-name="P11"><text:span text:style-name="T29">23</text:span><text:span text:style-name="T27"> <text:s/></text:span><text:span text:style-name="T31">declaracao</text:span><text:span text:style-name="T29">:</text:span><text:span text:style-name="T27"> </text:span><text:span text:style-name="T31">declaracao_de_variavel</text:span></text:p>
      <text:p text:style-name="P11"><text:span text:style-name="T29">24</text:span><text:span text:style-name="T27"> <text:s text:c="5"/></text:span><text:span text:style-name="T31">;</text:span></text:p>
      <text:p text:style-name="P11"><text:span text:style-name="T29">25</text:span><text:span text:style-name="T27"> <text:s/></text:span><text:span text:style-name="T31">declaracao_de_variavel</text:span><text:span text:style-name="T29">:</text:span><text:span text:style-name="T27"> </text:span><text:span text:style-name="T31">T_DEF_VAR</text:span><text:span text:style-name="T27"> </text:span><text:span text:style-name="T31">lista_de_ids</text:span><text:span text:style-name="T27"> </text:span><text:span text:style-name="T31">T_DEF_TIPO</text:span><text:span text:style-name="T27"> </text:span><text:span text:style-name="T31">tipo</text:span></text:p>
      <text:p text:style-name="P11"><text:span text:style-name="T29">26</text:span><text:span text:style-name="T27"> <text:s text:c="5"/></text:span><text:span text:style-name="T31">;</text:span></text:p>
      <text:p text:style-name="P11"><text:span text:style-name="T29">27</text:span><text:span text:style-name="T27"> <text:s/></text:span><text:span text:style-name="T31">declaracoes</text:span><text:span text:style-name="T29">:</text:span><text:span text:style-name="T27"> </text:span><text:span text:style-name="T29">%</text:span><text:span text:style-name="T31">empty</text:span></text:p>
      <text:p text:style-name="P12"><text:span text:style-name="T29">28</text:span><text:span text:style-name="T27"> <text:s text:c="5"/></text:span><text:span text:style-name="T29">|</text:span><text:span text:style-name="T27"> </text:span><text:span text:style-name="T31">declaracao</text:span><text:span text:style-name="T27"> </text:span><text:span text:style-name="T31">T_FIM_INSTRUCAO</text:span><text:span text:style-name="T27"> </text:span><text:span text:style-name="T31">declaracoes</text:span></text:p>
      <text:p text:style-name="P12"><text:span text:style-name="T29">29</text:span><text:span text:style-name="T27"> <text:s text:c="5"/></text:span><text:span text:style-name="T31">;</text:span></text:p>
      <text:p text:style-name="P11"><text:span text:style-name="T29">30</text:span><text:span text:style-name="T27"> <text:s/></text:span><text:span text:style-name="T31">expressao</text:span><text:span text:style-name="T29">:</text:span><text:span text:style-name="T27"> </text:span><text:span text:style-name="T31">expressao_simples</text:span></text:p>
      <text:p text:style-name="P11"><text:span text:style-name="T29">31</text:span><text:span text:style-name="T27"> <text:s text:c="5"/></text:span><text:span text:style-name="T29">|</text:span><text:span text:style-name="T27"> </text:span><text:span text:style-name="T31">expressao_simples</text:span><text:span text:style-name="T27"> </text:span><text:span text:style-name="T31">T_OP_REL</text:span><text:span text:style-name="T27"> </text:span><text:span text:style-name="T31">expressao_simples</text:span></text:p>
      <text:p text:style-name="P11"><text:span text:style-name="T29">32</text:span><text:span text:style-name="T27"> <text:s text:c="5"/></text:span><text:span text:style-name="T31">;</text:span></text:p>
      <text:p text:style-name="P11"><text:span text:style-name="T29">33</text:span><text:span text:style-name="T27"> <text:s/></text:span><text:span text:style-name="T31">expressao_simples</text:span><text:span text:style-name="T29">:</text:span><text:span text:style-name="T27"> </text:span><text:span text:style-name="T31">termo</text:span></text:p>
      <text:p text:style-name="P11"><text:span text:style-name="T29">34</text:span><text:span text:style-name="T27"> <text:s text:c="5"/></text:span><text:span text:style-name="T29">|</text:span><text:span text:style-name="T27"> </text:span><text:span text:style-name="T31">expressao_simples</text:span><text:span text:style-name="T27"> </text:span><text:span text:style-name="T31">T_OP_ADD</text:span><text:span text:style-name="T27"> </text:span><text:span text:style-name="T31">termo</text:span></text:p>
      <text:p text:style-name="P11"><text:span text:style-name="T29">35</text:span><text:span text:style-name="T27"> <text:s text:c="5"/></text:span><text:span text:style-name="T31">;</text:span></text:p>
      <text:p text:style-name="P11"><text:span text:style-name="T29">36</text:span><text:span text:style-name="T27"> <text:s/></text:span><text:span text:style-name="T31">fator</text:span><text:span text:style-name="T29">:</text:span><text:span text:style-name="T27"> </text:span><text:span text:style-name="T31">variavel</text:span></text:p>
      <text:p text:style-name="P11"><text:span text:style-name="T29">37</text:span><text:span text:style-name="T27"> <text:s text:c="5"/></text:span><text:span text:style-name="T29">|</text:span><text:span text:style-name="T27"> </text:span><text:span text:style-name="T31">literal</text:span></text:p>
      <text:p text:style-name="P11"><text:span text:style-name="T29">38</text:span><text:span text:style-name="T27"> <text:s text:c="5"/></text:span><text:span text:style-name="T29">|</text:span><text:span text:style-name="T27"> </text:span><text:span text:style-name="T31">T_INI_PARENTESES</text:span><text:span text:style-name="T27"> </text:span><text:span text:style-name="T31">expressao</text:span><text:span text:style-name="T27"> </text:span><text:span text:style-name="T31">T_FIM_PARENTESES</text:span></text:p>
      <text:p text:style-name="P11"><text:span text:style-name="T29">39</text:span><text:span text:style-name="T27"> <text:s text:c="5"/></text:span><text:span text:style-name="T31">;</text:span></text:p>
      <text:p text:style-name="P11"><text:span text:style-name="T29">40</text:span><text:span text:style-name="T27"> <text:s/></text:span><text:span text:style-name="T31">iterativo</text:span><text:span text:style-name="T29">:</text:span><text:span text:style-name="T27"> </text:span><text:span text:style-name="T33">while</text:span></text:p>
      <text:p text:style-name="P11"><text:span text:style-name="T29">41</text:span><text:span text:style-name="T27"> <text:s text:c="5"/></text:span><text:span text:style-name="T29">|</text:span><text:span text:style-name="T27"> </text:span><text:span text:style-name="T33">for</text:span></text:p>
      <text:p text:style-name="P11"><text:span text:style-name="T29">42</text:span><text:span text:style-name="T27"> <text:s text:c="5"/></text:span><text:span text:style-name="T31">;</text:span></text:p>
      <text:p text:style-name="P12"><text:span text:style-name="T29">43</text:span><text:span text:style-name="T27"> <text:s/></text:span><text:span text:style-name="T33">while</text:span><text:span text:style-name="T29">:</text:span><text:span text:style-name="T27"> </text:span><text:span text:style-name="T31">T_WHILE</text:span><text:span text:style-name="T27"> </text:span><text:span text:style-name="T31">expressao</text:span><text:span text:style-name="T27"> </text:span><text:span text:style-name="T31">T_LOOP_END</text:span><text:span text:style-name="T27"> </text:span><text:span text:style-name="T31">comando</text:span><text:span text:style-name="T27"> </text:span><text:span text:style-name="T31">T_FIM_INSTRUCAO</text:span></text:p>
      <text:p text:style-name="P11"><text:span text:style-name="T29">44</text:span><text:span text:style-name="T27"> <text:s text:c="5"/></text:span><text:span text:style-name="T31">;</text:span></text:p>
      <text:p text:style-name="P13"><text:span text:style-name="T29">45</text:span><text:span text:style-name="T27"> <text:s/></text:span><text:span text:style-name="T33">for</text:span><text:span text:style-name="T29">:</text:span><text:span text:style-name="T27"> </text:span><text:span text:style-name="T31">T_FOR</text:span><text:span text:style-name="T27"> </text:span><text:span text:style-name="T31">atribuicao</text:span><text:span text:style-name="T27"> </text:span><text:span text:style-name="T31">T_FIM_INSTRUCAO</text:span><text:span text:style-name="T27"> </text:span><text:span text:style-name="T31">expressao</text:span><text:span text:style-name="T27"> </text:span><text:span text:style-name="T31">T_FIM_INSTRUCAO</text:span><text:span text:style-name="T27"> </text:span><text:span text:style-name="T31">atribuicao</text:span><text:span text:style-name="T27"> </text:span><text:span text:style-name="T31">T_LOOP_END</text:span><text:span text:style-name="T27"> </text:span><text:span text:style-name="T31">comando</text:span><text:span text:style-name="T27"> </text:span><text:span text:style-name="T31">T_FIM_INSTRUCAO</text:span></text:p>
      <text:p text:style-name="P11"><text:span text:style-name="T29">46</text:span><text:span text:style-name="T27"> <text:s text:c="5"/></text:span><text:span text:style-name="T31">;</text:span></text:p>
      <text:p text:style-name="P11"><text:span text:style-name="T29">47</text:span><text:span text:style-name="T27"> <text:s/></text:span><text:span text:style-name="T31">lista_de_comandos</text:span><text:span text:style-name="T29">:</text:span><text:span text:style-name="T27"> </text:span><text:span text:style-name="T29">%</text:span><text:span text:style-name="T31">empty</text:span></text:p>
      <text:p text:style-name="P11"><text:span text:style-name="T29">48</text:span><text:span text:style-name="T27"> <text:s text:c="5"/></text:span><text:span text:style-name="T29">|</text:span><text:span text:style-name="T27"> </text:span><text:span text:style-name="T31">comando</text:span><text:span text:style-name="T27"> </text:span><text:span text:style-name="T31">T_FIM_INSTRUCAO</text:span><text:span text:style-name="T27"> </text:span><text:span text:style-name="T31">lista_de_comandos</text:span></text:p>
      <text:p text:style-name="P11"><text:span text:style-name="T29">49</text:span><text:span text:style-name="T27"> <text:s text:c="5"/></text:span><text:span text:style-name="T31">;</text:span></text:p>
      <text:p text:style-name="P11"><text:span text:style-name="T29">50</text:span><text:span text:style-name="T27"> <text:s/></text:span><text:span text:style-name="T31">lista_de_ids</text:span><text:span text:style-name="T29">:</text:span><text:span text:style-name="T27"> </text:span><text:span text:style-name="T31">T_ID</text:span><text:span text:style-name="T27"> </text:span><text:span text:style-name="T31">lista_de_ids_2</text:span></text:p>
      <text:p text:style-name="P11"><text:span text:style-name="T29">51</text:span><text:span text:style-name="T27"> <text:s text:c="5"/></text:span><text:span text:style-name="T31">;</text:span></text:p>
      <text:p text:style-name="P11"><text:span text:style-name="T29">52</text:span><text:span text:style-name="T27"> <text:s/></text:span><text:span text:style-name="T31">lista_de_ids_2</text:span><text:span text:style-name="T29">:</text:span><text:span text:style-name="T27"> </text:span><text:span text:style-name="T29">%</text:span><text:span text:style-name="T31">empty</text:span></text:p>
      <text:p text:style-name="P11"><text:span text:style-name="T29">53</text:span><text:span text:style-name="T27"> <text:s text:c="5"/></text:span><text:span text:style-name="T29">|</text:span><text:span text:style-name="T27"> </text:span><text:span text:style-name="T31">T_SEPARADOR_INSTRUCAO</text:span><text:span text:style-name="T27"> </text:span><text:span text:style-name="T31">lista_de_ids</text:span></text:p>
      <text:p text:style-name="P11"><text:span text:style-name="T29">54</text:span><text:span text:style-name="T27"> <text:s text:c="5"/></text:span><text:span text:style-name="T31">;</text:span></text:p>
      <text:p text:style-name="P11"><text:span text:style-name="T29">55</text:span><text:span text:style-name="T27"> <text:s/></text:span><text:span text:style-name="T31">literal</text:span><text:span text:style-name="T29">:</text:span><text:span text:style-name="T27"> </text:span><text:span text:style-name="T31">T_BOOL_LIT</text:span></text:p>
      <text:p text:style-name="P11"><text:span text:style-name="T29">56</text:span><text:span text:style-name="T27"> <text:s text:c="5"/></text:span><text:span text:style-name="T29">|</text:span><text:span text:style-name="T27"> </text:span><text:span text:style-name="T31">T_INT_LIT</text:span></text:p>
      <text:p text:style-name="P11"><text:span text:style-name="T29">57</text:span><text:span text:style-name="T27"> <text:s text:c="5"/></text:span><text:span text:style-name="T29">|</text:span><text:span text:style-name="T27"> </text:span><text:span text:style-name="T31">T_FLOAT_LIT</text:span></text:p>
      <text:p text:style-name="P11"><text:span text:style-name="T29">58</text:span><text:span text:style-name="T27"> <text:s text:c="5"/></text:span><text:span text:style-name="T29">|</text:span><text:span text:style-name="T27"> </text:span><text:span text:style-name="T31">T_STRING_LIT</text:span></text:p>
      <text:p text:style-name="P11"><text:span text:style-name="T29">59</text:span><text:span text:style-name="T27"> <text:s text:c="5"/></text:span><text:span text:style-name="T31">;</text:span></text:p>
      <text:p text:style-name="P11"><text:soft-page-break/><text:span text:style-name="T29">60</text:span><text:span text:style-name="T27"> <text:s/></text:span><text:span text:style-name="T31">printtype</text:span><text:span text:style-name="T29">:</text:span><text:span text:style-name="T27"> </text:span><text:span text:style-name="T31">T_PRINT</text:span></text:p>
      <text:p text:style-name="P11"><text:span text:style-name="T29">61</text:span><text:span text:style-name="T27"> <text:s text:c="5"/></text:span><text:span text:style-name="T29">|</text:span><text:span text:style-name="T27"> </text:span><text:span text:style-name="T31">T_PRINTLN</text:span></text:p>
      <text:p text:style-name="P11"><text:span text:style-name="T29">62</text:span><text:span text:style-name="T27"> <text:s text:c="5"/></text:span><text:span text:style-name="T31">;</text:span></text:p>
      <text:p text:style-name="P11"><text:span text:style-name="T29">63</text:span><text:span text:style-name="T27"> <text:s/></text:span><text:span text:style-name="T31">print</text:span><text:span text:style-name="T29">:</text:span><text:span text:style-name="T27"> </text:span><text:span text:style-name="T31">printtype</text:span><text:span text:style-name="T27"> </text:span><text:span text:style-name="T31">T_INI_PARENTESES</text:span><text:span text:style-name="T27"> </text:span><text:span text:style-name="T31">expressao</text:span><text:span text:style-name="T27"> </text:span><text:span text:style-name="T31">T_FIM_PARENTESES</text:span></text:p>
      <text:p text:style-name="P11"><text:span text:style-name="T29">64</text:span><text:span text:style-name="T27"> <text:s text:c="5"/></text:span><text:span text:style-name="T31">;</text:span></text:p>
      <text:p text:style-name="P11"><text:span text:style-name="T29">65</text:span><text:span text:style-name="T27"> <text:s/></text:span><text:span text:style-name="T31">prog</text:span><text:span text:style-name="T29">:</text:span><text:span text:style-name="T27"> </text:span><text:span text:style-name="T31">T_PROG</text:span><text:span text:style-name="T27"> </text:span><text:span text:style-name="T31">T_ID</text:span><text:span text:style-name="T27"> </text:span><text:span text:style-name="T31">T_FIM_INSTRUCAO</text:span><text:span text:style-name="T27"> </text:span><text:span text:style-name="T31">corpo</text:span><text:span text:style-name="T27"> </text:span><text:span text:style-name="T31">T_FIM_PROG</text:span></text:p>
      <text:p text:style-name="P11"><text:span text:style-name="T29">66</text:span><text:span text:style-name="T27"> <text:s text:c="5"/></text:span><text:span text:style-name="T31">;</text:span></text:p>
      <text:p text:style-name="P11"><text:span text:style-name="T29">67</text:span><text:span text:style-name="T27"> <text:s/></text:span><text:span text:style-name="T31">read</text:span><text:span text:style-name="T29">:</text:span><text:span text:style-name="T27"> </text:span><text:span text:style-name="T31">T_READ</text:span><text:span text:style-name="T27"> </text:span><text:span text:style-name="T31">T_INI_PARENTESES</text:span><text:span text:style-name="T27"> </text:span><text:span text:style-name="T31">variavel</text:span><text:span text:style-name="T27"> </text:span><text:span text:style-name="T31">T_FIM_PARENTESES</text:span></text:p>
      <text:p text:style-name="P11"><text:span text:style-name="T29">68</text:span><text:span text:style-name="T27"> <text:s text:c="5"/></text:span><text:span text:style-name="T31">;</text:span></text:p>
      <text:p text:style-name="P11"><text:span text:style-name="T29">69</text:span><text:span text:style-name="T27"> <text:s/></text:span><text:span text:style-name="T31">seletor</text:span><text:span text:style-name="T29">:</text:span><text:span text:style-name="T27"> </text:span><text:span text:style-name="T29">%</text:span><text:span text:style-name="T31">empty</text:span></text:p>
      <text:p text:style-name="P11"><text:span text:style-name="T29">70</text:span><text:span text:style-name="T27"> <text:s text:c="5"/></text:span><text:span text:style-name="T29">|</text:span><text:span text:style-name="T27"> </text:span><text:span text:style-name="T31">T_SELETOR_INI</text:span><text:span text:style-name="T27"> </text:span><text:span text:style-name="T31">expressao</text:span><text:span text:style-name="T27"> </text:span><text:span text:style-name="T31">T_SELETOR_FIM</text:span><text:span text:style-name="T27"> </text:span><text:span text:style-name="T31">seletor</text:span></text:p>
      <text:p text:style-name="P11"><text:span text:style-name="T29">71</text:span><text:span text:style-name="T27"> <text:s text:c="5"/></text:span><text:span text:style-name="T31">;</text:span></text:p>
      <text:p text:style-name="P11"><text:span text:style-name="T29">72</text:span><text:span text:style-name="T27"> <text:s/></text:span><text:span text:style-name="T31">termo</text:span><text:span text:style-name="T29">:</text:span><text:span text:style-name="T27"> </text:span><text:span text:style-name="T31">fator</text:span></text:p>
      <text:p text:style-name="P11"><text:span text:style-name="T29">73</text:span><text:span text:style-name="T27"> <text:s text:c="5"/></text:span><text:span text:style-name="T29">|</text:span><text:span text:style-name="T27"> </text:span><text:span text:style-name="T31">termo</text:span><text:span text:style-name="T27"> </text:span><text:span text:style-name="T31">T_OP_MULT</text:span><text:span text:style-name="T27"> </text:span><text:span text:style-name="T31">fator</text:span></text:p>
      <text:p text:style-name="P11"><text:span text:style-name="T29">74</text:span><text:span text:style-name="T27"> <text:s text:c="5"/></text:span><text:span text:style-name="T31">;</text:span></text:p>
      <text:p text:style-name="P11"><text:span text:style-name="T29">75</text:span><text:span text:style-name="T27"> <text:s/></text:span><text:span text:style-name="T31">tipo</text:span><text:span text:style-name="T29">:</text:span><text:span text:style-name="T27"> </text:span><text:span text:style-name="T31">T_SIMPLES</text:span></text:p>
      <text:p text:style-name="P11"><text:span text:style-name="T29">76</text:span><text:span text:style-name="T27"> <text:s text:c="5"/></text:span><text:span text:style-name="T29">|</text:span><text:span text:style-name="T27"> </text:span><text:span text:style-name="T31">tipo_agregado</text:span></text:p>
      <text:p text:style-name="P11"><text:span text:style-name="T29">77</text:span><text:span text:style-name="T27"> <text:s text:c="5"/></text:span><text:span text:style-name="T31">;</text:span></text:p>
      <text:p text:style-name="P11"><text:span text:style-name="T29">78</text:span><text:span text:style-name="T27"> <text:s/></text:span><text:span text:style-name="T31">tipo_agregado</text:span><text:span text:style-name="T29">:</text:span><text:span text:style-name="T27"> </text:span><text:span text:style-name="T31">T_DEF_ARRAY</text:span><text:span text:style-name="T27"> </text:span><text:span text:style-name="T31">T_SELETOR_INI</text:span><text:span text:style-name="T27"> </text:span><text:span text:style-name="T31">expressao</text:span><text:span text:style-name="T27"> </text:span><text:span text:style-name="T31">T_INTERVALO</text:span><text:span text:style-name="T27"> </text:span><text:span text:style-name="T31">expressao</text:span><text:span text:style-name="T27"> </text:span><text:span text:style-name="T31">T_SELETOR_FIM</text:span><text:span text:style-name="T27"> </text:span><text:span text:style-name="T31">T_DEF_ARRAY_TIPO</text:span><text:span text:style-name="T27"> </text:span><text:span text:style-name="T31">tipo</text:span></text:p>
      <text:p text:style-name="P11"><text:span text:style-name="T29">79</text:span><text:span text:style-name="T27"> <text:s text:c="5"/></text:span><text:span text:style-name="T29">|</text:span><text:span text:style-name="T27"> </text:span><text:span text:style-name="T31">T_DEF_ARRAY</text:span><text:span text:style-name="T27"> </text:span><text:span text:style-name="T31">T_DEF_ARRAY_TIPO</text:span><text:span text:style-name="T27"> </text:span><text:span text:style-name="T31">tipo</text:span></text:p>
      <text:p text:style-name="P11"><text:span text:style-name="T29">80</text:span><text:span text:style-name="T27"> <text:s text:c="5"/></text:span><text:span text:style-name="T31">;</text:span></text:p>
      <text:p text:style-name="P11"><text:span text:style-name="T29">81</text:span><text:span text:style-name="T27"> <text:s/></text:span><text:span text:style-name="T31">variavel</text:span><text:span text:style-name="T29">:</text:span><text:span text:style-name="T27"> </text:span><text:span text:style-name="T31">T_ID</text:span><text:span text:style-name="T27"> </text:span><text:span text:style-name="T31">seletor</text:span></text:p>
      <text:p text:style-name="P11"><text:span text:style-name="T29">82</text:span><text:span text:style-name="T27"> <text:s text:c="5"/></text:span><text:span text:style-name="T31">;</text:span></text:p>
      <text:h text:style-name="P19" text:outline-level="2">Implementaç<text:span text:style-name="T1">ão</text:span></text:h>
      <text:p text:style-name="P2">O trabalho foi implementado usando a especificação FLEX, BISON e alguns códigos escritos em C. Na especificação FLEX, foi definido os tokens da linguagem, como também o que será executado ao reconhecer um token. Para cada token reconhecido, é atualizado o valor da linha e da coluna aonde o token foi lido. Tais informações serão usados para <text:span text:style-name="T4">determinar a localização de um erro, e informá-los para o usuário. Na especificação BISON, está definido a gramática para a análise léxica, </text:span><text:span text:style-name="T5">como também algumas funções como o método main e as instruções executadas para cada regra da gramática. </text:span></text:p>
      <text:p text:style-name="P2"><text:span text:style-name="T10">A</text:span><text:span text:style-name="T6"> tabela de símbolos </text:span><text:span text:style-name="T10">for implementada nos arquivos tabelasimbolos.c e tabelasimbolos.h</text:span><text:span text:style-name="T6">, que é uma lista duplamente encadeada que armazena informações de símbolos declarados. </text:span><text:span text:style-name="T12">Um símbolo é representado por um struct chamado simbolo, que contém os atributos </text:span><text:span text:style-name="T13">que armazenam o nome, o id e o tipo</text:span><text:span text:style-name="T12">. O tipo é </text:span><text:span text:style-name="T13">uma estrutura que </text:span><text:span text:style-name="T12">representa </text:span><text:span text:style-name="T13">o tipo primitivo do símbolo </text:span><text:span text:style-name="T16">e</text:span><text:span text:style-name="T13"> se o símbolo é um array . A tabela em si é uma estrutura de dados em forma de lista duplamente encadeada, com uma estrutura auxiliar que armazena o início e o fim da lista.</text:span><text:span text:style-name="T12"> </text:span><text:span text:style-name="T13">A tabela de símbolos é</text:span><text:span text:style-name="T6"> usada para:</text:span></text:p>
      <text:list xml:id="list3721398476" text:style-name="L1">
        <text:list-item>
          <text:p text:style-name="P22">Determinar se uma variável for declarada, para que o compilador levante um erro caso o usuário declare uma variável várias vezes ou se ele tente realizar operações com variáveis que não foram declaradas</text:p>
        </text:list-item>
        <text:list-item>
          <text:p text:style-name="P22">Usado em comandos <text:span text:style-name="T7">store</text:span> e <text:span text:style-name="T7">load</text:span> para <text:span text:style-name="T9">saber qual é o número da variável na qual está sendo operado.</text:span></text:p>
        </text:list-item>
        <text:list-item>
          <text:p text:style-name="P23">Determinar o nome da classe/programa, usado principalmente para fazer a chamada na função <text:span text:style-name="T7">read</text:span></text:p>
        </text:list-item>
      </text:list>
      <text:p text:style-name="P5">Para gerar o arquivo de saída, os comandos são escritos em uma lista de encadeamento simples <text:span text:style-name="T14">chamado code_list</text:span>, contendo strings que serão escritos em um arquivo no final da compilação. <text:span text:style-name="T11">Esta </text:span><text:soft-page-break/><text:span text:style-name="T11">estrutura, e os comandos que realizam as operações sobre ele, se encontram no</text:span><text:span text:style-name="T12">s arquivos gerador_codigo.c e gerador_codigo.h. Nesses arquivos, também foram implementados funções que inserem certos comandos dentro da lista, como a função cl_insert_store(</text:span><text:span text:style-name="T15">code_list *cl</text:span><text:span text:style-name="T14">, </text:span><text:span text:style-name="T15">tabelasimbolos *ts, char *nome</text:span><text:span text:style-name="T12">) </text:span><text:span text:style-name="T15">que tanto verifica se o símbolo foi declarado, como insere um comando store que remove um item da pilha e armazena-o em uma variável local.</text:span></text:p>
      <text:p text:style-name="P6">Houve algumas adaptações em relação à gramática original. Primeiro, a gramática não exigia ponto e vírgula após o corpo de desvios condicionais e laços de repetição. Isso era o principal causa de conflitos de shift-reduce, e tornava a sintaxe confusa quando se tinha estruturas aninhadas. Portanto, a regra gramatical dessas estruturas foi modificada para que exigissem ponto e vírgula no final do corpo. Também foram adicionadas regras para a chamada de funções de print(), println() e read().</text:p>
      <text:p text:style-name="P7">O compilador possui algumas limitações, como:</text:p>
      <text:list xml:id="list2966975314" text:style-name="L2">
        <text:list-item>
          <text:p text:style-name="P24">Arrays não foram implementados. O compilador não irá levantar um erro ao tentar trabalhar com arrays, no entanto, ele irá tratar arrays como se fossem variáveis normais.</text:p>
        </text:list-item>
        <text:list-item>
          <text:p text:style-name="P25">O compilador não consegue realizar operações com diferentes tipos de valores. Por exemplo, ele não consegue somar um valor do tipo real e um valor de tipo inteiro.</text:p>
        </text:list-item>
        <text:list-item>
          <text:p text:style-name="P26">Não é possível realizar operações com Strings, nem armazená-los em variáveis.</text:p>
        </text:list-item>
        <text:list-item>
          <text:p text:style-name="P28">O read só consegue ler corretamente inteiros positivos</text:p>
        </text:list-item>
        <text:list-item>
          <text:p text:style-name="P27">Não é possível fazer declaração de variáveis dentro do bloco de comandos</text:p>
        </text:list-item>
        <text:list-item>
          <text:p text:style-name="P27">Não é possível declarar funções</text:p>
        </text:list-item>
        <text:list-item>
          <text:p text:style-name="P28">Para atribuir um número negativo, é necessário fazer 0-&lt;número&gt;</text:p>
        </text:list-item>
      </text:list>
      <text:h text:style-name="P20" text:outline-level="2">Ambiente/Compilador</text:h>
      <text:p text:style-name="P3">O compilador foi desenvolvido no sistema operacional Arch Linux, usando o compilador gcc 12.1.0, flex 2.6.4, bison 3.8.2 e jasmin 2.4. Foi usado make 4.3 como ferramenta para gerar os arquivos executáveis, como também para executar o compilador construido junto com o jasmin. A versão da JVM usada é openjdk 11.0.16.</text:p>
      <text:p text:style-name="P8">O nome do programa da linguagem deverá ser a mesma do arquivo. Por exemplo, o nome do arquivo do seguinte programa deverá ser teste.txt:</text:p>
      <text:p text:style-name="P8"><text:tab/>program teste; <text:span text:style-name="T18">[</text:span>…<text:span text:style-name="T18">]</text:span></text:p>
      <text:p text:style-name="P3">Para compilar o projeto, execute o seguinte comando no diretório do projeto:</text:p>
      <text:p text:style-name="P4"><text:tab/>$ make</text:p>
      <text:p text:style-name="P4"><text:soft-page-break/><text:span text:style-name="T17">O projeto compilado estará presenta no diretório bin. </text:span>Para executar o compilador no arquivo teste.txt, execute:</text:p>
      <text:p text:style-name="P4"><text:tab/><text:span text:style-name="T42">$ ./bin/compilador-projetofinal ./caminho/para/arquivo/fonte ./caminho/para/arquivo/destino</text:span></text:p>
      <text:p text:style-name="P4"><text:tab/><text:span text:style-name="T42">$ </text:span><text:span text:style-name="T43">java -jar ./jasmin/jasmin.jar ./caminho/para/arquivo/fonte</text:span></text:p>
      <text:p text:style-name="P4"><text:tab/><text:span text:style-name="T42">ou</text:span></text:p>
      <text:p text:style-name="P4"><text:tab/>$ make compile_and_assemble</text:p>
      <text:p text:style-name="P4">Caso deseje executar o compilador para um arquivo fonte diferente <text:span text:style-name="T42">usando make</text:span>, execute:</text:p>
      <text:p text:style-name="P4"><text:tab/>$ make compile_and_assemble TARGET=”caminho/para/fonte”</text:p>
      <text:p text:style-name="P8">O arquivo gerado a partir do código fonte estará presenta na pasta bin. Para executar o arquivo gerado, entre no diretório bin e execute:</text:p>
      <text:p text:style-name="P8"><text:tab/>$ java nomedoarquivosemextensao</text:p>
      <text:h text:style-name="P21" text:outline-level="2"><text:span text:style-name="T19">An</text:span><text:span text:style-name="T2">álise do exemplo</text:span></text:h>
      <text:p text:style-name="P9"><text:span text:style-name="T39">O exemplo dado não segue várias </text:span><text:span text:style-name="T37">das regras d</text:span><text:span text:style-name="T38">efinidas pela especificação BISON</text:span><text:span text:style-name="T39">. </text:span><text:span text:style-name="T20">Alguns dos erros são:</text:span><text:span text:style-name="T39"> </text:span></text:p>
      <text:list xml:id="list2216851853" text:style-name="L3">
        <text:list-item>
          <text:p text:style-name="P29">Os tokens “int”, “float” e “bool” deveriam ser, respectivamente, “integer”, “real”, “boolean”</text:p>
        </text:list-item>
        <text:list-item>
          <text:p text:style-name="P30"><text:span text:style-name="T39">O símbolo de atribuição </text:span><text:span text:style-name="T21">usado é incorreto, </text:span><text:span text:style-name="T22">sendo o correto o símbolo</text:span><text:span text:style-name="T21"> “:=”</text:span><text:span text:style-name="T39">. </text:span></text:p>
        </text:list-item>
        <text:list-item>
          <text:p text:style-name="P32">O token de igualdade no exemplo é “==”, enquanto na especificação BISON é “=”.</text:p>
        </text:list-item>
        <text:list-item>
          <text:p text:style-name="P31"><text:span text:style-name="T39">A linguagem definida </text:span><text:span text:style-name="T38">na especificação BISON</text:span><text:span text:style-name="T39"> não faz uso de “{” e “}” para definir um bloco de código, </text:span><text:span text:style-name="T23">um bloco de comandos </text:span><text:span text:style-name="T22">entre</text:span><text:span text:style-name="T23"> “begin” e “end”</text:span><text:span text:style-name="T39">. </text:span></text:p>
        </text:list-item>
        <text:list-item>
          <text:p text:style-name="P31"><text:span text:style-name="T39">Os valores de booleano estão em letra</text:span><text:span text:style-name="T22">s</text:span><text:span text:style-name="T39"> maiúscula</text:span><text:span text:style-name="T22">s</text:span><text:span text:style-name="T39"> ao invés de letra</text:span><text:span text:style-name="T22">s</text:span><text:span text:style-name="T39"> minúscula</text:span><text:span text:style-name="T22">s</text:span><text:span text:style-name="T39">. </text:span></text:p>
        </text:list-item>
        <text:list-item>
          <text:p text:style-name="P31"><text:span text:style-name="T39">A definição </text:span><text:span text:style-name="T24">especificação de um tipo array está incompleto, necessitando dos tokens “array” e “of”</text:span><text:span text:style-name="T39">. </text:span><text:span text:style-name="T41">Além disso, o tamanho do array deverá estar no formato &lt;expressao&gt; .. &lt;expressao&gt;</text:span></text:p>
        </text:list-item>
        <text:list-item>
          <text:p text:style-name="P29">Na definição de variáveis, o token “var” deve preceder o identificador, e o tipo deve vir depois do identificador separado por um “:”.</text:p>
        </text:list-item>
        <text:list-item>
          <text:p text:style-name="P31"><text:span text:style-name="T25">Chamadas do método “print” </text:span><text:span text:style-name="T24">e “read” </text:span><text:span text:style-name="T25">faltam parênteses. </text:span></text:p>
        </text:list-item>
        <text:list-item>
          <text:p text:style-name="P31"><text:span text:style-name="T40">F</text:span><text:span text:style-name="T25">altou a declaração do programa, </text:span><text:span text:style-name="T23">com um bloco “begin” e “end” após a declaração das variáveis</text:span><text:span text:style-name="T25">. </text:span></text:p>
        </text:list-item>
        <text:list-item>
          <text:p text:style-name="P34">Os desvios condicionais deveriam estar no formato “if” &lt;expressão&gt; “then” &lt;comando&gt; ; .</text:p>
        </text:list-item>
        <text:list-item>
          <text:p text:style-name="P33">O laço de repetição while deveria estar no formato while &lt;expressão&gt; do &lt;comandos&gt; ; .</text:p>
        </text:list-item>
        <text:list-item>
          <text:p text:style-name="P33"><text:soft-page-break/>O laço de repetição while deveria estar no formato for &lt;variavel&gt; := &lt;expressao&gt; ; &lt;expressao&gt; ; &lt;atribuicao&gt; do ; .</text:p>
        </text:list-item>
        <text:list-item>
          <text:p text:style-name="P33">A gramática da especificação BISON não suporta literais de arrays.</text:p>
        </text:list-item>
        <text:list-item>
          <text:p text:style-name="P35">Não é mais suportado funções. Logo, todo o conteúdo deverá estar entre <text:span text:style-name="T7">begin</text:span> e <text:span text:style-name="T7">end</text:span>, e o método <text:span text:style-name="T7">inc</text:span><text:span text:style-name="T8">()</text:span> será removido e substituído pela operação normal de soma.</text:p>
        </text:list-item>
      </text:list>
      <text:p text:style-name="P10">Abaixo está a linguagem corrigida de acordo com as regras gramaticais:</text:p>
      <text:p text:style-name="P16"><text:span text:style-name="T27"><text:s/></text:span><text:span text:style-name="T29">1</text:span><text:span text:style-name="T27"> <text:s/></text:span><text:span text:style-name="T32">program</text:span><text:span text:style-name="T28"> </text:span><text:span text:style-name="T32">teste;</text:span></text:p>
      <text:p text:style-name="P14"><text:span text:style-name="T27"><text:s/></text:span><text:span text:style-name="T29">2</text:span><text:span text:style-name="T27"> <text:s text:c="5"/></text:span><text:span text:style-name="T31">var</text:span><text:span text:style-name="T27"> </text:span><text:span text:style-name="T31">teste</text:span><text:span text:style-name="T27"> </text:span><text:span text:style-name="T29">:</text:span><text:span text:style-name="T27"> </text:span><text:span text:style-name="T31">boolean;</text:span></text:p>
      <text:p text:style-name="P14"><text:span text:style-name="T27"><text:s/></text:span><text:span text:style-name="T29">3</text:span><text:span text:style-name="T27"> <text:s text:c="5"/></text:span><text:span text:style-name="T31">var</text:span><text:span text:style-name="T27"> </text:span><text:span text:style-name="T31">teste2</text:span><text:span text:style-name="T27"> </text:span><text:span text:style-name="T29">:</text:span><text:span text:style-name="T27"> </text:span><text:span text:style-name="T31">boolean;</text:span></text:p>
      <text:p text:style-name="P14"><text:span text:style-name="T27"><text:s/></text:span><text:span text:style-name="T29">4</text:span><text:span text:style-name="T27"> <text:s text:c="5"/></text:span><text:span text:style-name="T31">var</text:span><text:span text:style-name="T27"> </text:span><text:span text:style-name="T31">valor1</text:span><text:span text:style-name="T27"> </text:span><text:span text:style-name="T29">:</text:span><text:span text:style-name="T27"> </text:span><text:span text:style-name="T31">integer;</text:span></text:p>
      <text:p text:style-name="P14"><text:span text:style-name="T27"><text:s/></text:span><text:span text:style-name="T29">5</text:span><text:span text:style-name="T27"> <text:s text:c="5"/></text:span><text:span text:style-name="T31">var</text:span><text:span text:style-name="T27"> </text:span><text:span text:style-name="T31">valor2</text:span><text:span text:style-name="T27"> </text:span><text:span text:style-name="T29">:</text:span><text:span text:style-name="T27"> </text:span><text:span text:style-name="T31">integer;</text:span></text:p>
      <text:p text:style-name="P14"><text:span text:style-name="T27"><text:s/></text:span><text:span text:style-name="T29">6</text:span><text:span text:style-name="T27"> <text:s text:c="5"/></text:span><text:span text:style-name="T31">var</text:span><text:span text:style-name="T27"> </text:span><text:span text:style-name="T31">valor_r</text:span><text:span text:style-name="T27"> </text:span><text:span text:style-name="T29">:</text:span><text:span text:style-name="T27"> </text:span><text:span text:style-name="T31">real;</text:span></text:p>
      <text:p text:style-name="P14"><text:span text:style-name="T27"><text:s/></text:span><text:span text:style-name="T29">7</text:span><text:span text:style-name="T27"> <text:s text:c="5"/></text:span><text:span text:style-name="T31">var</text:span><text:span text:style-name="T27"> </text:span><text:span text:style-name="T31">vetor</text:span><text:span text:style-name="T27"> </text:span><text:span text:style-name="T29">:</text:span><text:span text:style-name="T27"> </text:span><text:span text:style-name="T31">array[</text:span><text:span text:style-name="T29">0</text:span><text:span text:style-name="T27"> </text:span><text:span text:style-name="T31">..</text:span><text:span text:style-name="T27"> </text:span><text:span text:style-name="T29">10</text:span><text:span text:style-name="T31">]</text:span><text:span text:style-name="T27"> </text:span><text:span text:style-name="T31">of</text:span><text:span text:style-name="T27"> </text:span><text:span text:style-name="T31">integer;</text:span></text:p>
      <text:p text:style-name="P14"><text:span text:style-name="T27"><text:s/></text:span><text:span text:style-name="T29">8</text:span><text:span text:style-name="T27"> <text:s text:c="5"/></text:span><text:span text:style-name="T31">var</text:span><text:span text:style-name="T27"> </text:span><text:span text:style-name="T31">matriz</text:span><text:span text:style-name="T27"> </text:span><text:span text:style-name="T29">:</text:span><text:span text:style-name="T27"> </text:span><text:span text:style-name="T31">array[</text:span><text:span text:style-name="T29">0</text:span><text:span text:style-name="T27"> </text:span><text:span text:style-name="T31">..</text:span><text:span text:style-name="T27"> </text:span><text:span text:style-name="T29">10</text:span><text:span text:style-name="T31">]</text:span><text:span text:style-name="T27"> </text:span><text:span text:style-name="T31">of</text:span><text:span text:style-name="T27"> </text:span><text:span text:style-name="T31">integer;</text:span></text:p>
      <text:p text:style-name="P14"><text:span text:style-name="T27"><text:s/></text:span><text:span text:style-name="T29">9</text:span><text:span text:style-name="T27"> <text:s/></text:span></text:p>
      <text:p text:style-name="P14"><text:span text:style-name="T29">10</text:span><text:span text:style-name="T27"> <text:s text:c="5"/></text:span><text:span text:style-name="T31">var</text:span><text:span text:style-name="T27"> </text:span><text:span text:style-name="T31">a,g,i</text:span><text:span text:style-name="T27"> </text:span><text:span text:style-name="T29">:</text:span><text:span text:style-name="T27"> </text:span><text:span text:style-name="T31">integer;</text:span></text:p>
      <text:p text:style-name="P14"><text:span text:style-name="T29">11</text:span><text:span text:style-name="T27"> <text:s/></text:span><text:span text:style-name="T31">begin</text:span></text:p>
      <text:p text:style-name="P14"><text:span text:style-name="T29">12</text:span><text:span text:style-name="T27"> <text:s text:c="5"/></text:span><text:span text:style-name="T31">teste</text:span><text:span text:style-name="T27"> </text:span><text:span text:style-name="T29">:=</text:span><text:span text:style-name="T27"> </text:span><text:span text:style-name="T34">false</text:span><text:span text:style-name="T31">;</text:span></text:p>
      <text:p text:style-name="P14"><text:span text:style-name="T29">13</text:span><text:span text:style-name="T27"> <text:s text:c="5"/></text:span><text:span text:style-name="T31">teste2</text:span><text:span text:style-name="T27"> </text:span><text:span text:style-name="T29">:=</text:span><text:span text:style-name="T27"> </text:span><text:span text:style-name="T29">0</text:span><text:span text:style-name="T31">;</text:span></text:p>
      <text:p text:style-name="P14"><text:span text:style-name="T29">14</text:span><text:span text:style-name="T27"> <text:s text:c="5"/></text:span><text:span text:style-name="T31">valor1</text:span><text:span text:style-name="T27"> </text:span><text:span text:style-name="T29">:=</text:span><text:span text:style-name="T27"> </text:span><text:span text:style-name="T29">0</text:span><text:span text:style-name="T31">;</text:span></text:p>
      <text:p text:style-name="P14"><text:span text:style-name="T29">15</text:span><text:span text:style-name="T27"> <text:s text:c="5"/></text:span><text:span text:style-name="T31">valor2</text:span><text:span text:style-name="T27"> </text:span><text:span text:style-name="T29">:=</text:span><text:span text:style-name="T27"> </text:span><text:span text:style-name="T29">0</text:span><text:span text:style-name="T31">;</text:span></text:p>
      <text:p text:style-name="P14"><text:span text:style-name="T29">16</text:span><text:span text:style-name="T27"> <text:s text:c="5"/></text:span><text:span text:style-name="T31">valor_r</text:span><text:span text:style-name="T27"> </text:span><text:span text:style-name="T29">:=</text:span><text:span text:style-name="T27"> </text:span><text:span text:style-name="T29">0.0</text:span><text:span text:style-name="T31">;</text:span></text:p>
      <text:p text:style-name="P14"><text:span text:style-name="T29">17</text:span><text:span text:style-name="T27"> <text:s text:c="5"/></text:span><text:span text:style-name="T31">a</text:span><text:span text:style-name="T27"> </text:span><text:span text:style-name="T29">:=</text:span><text:span text:style-name="T27"> </text:span><text:span text:style-name="T29">5</text:span><text:span text:style-name="T31">;</text:span></text:p>
      <text:p text:style-name="P14"><text:span text:style-name="T29">18</text:span><text:span text:style-name="T27"> <text:s text:c="5"/></text:span><text:span text:style-name="T31">vetor[a]</text:span><text:span text:style-name="T27"> </text:span><text:span text:style-name="T29">:=</text:span><text:span text:style-name="T27"> </text:span><text:span text:style-name="T29">80</text:span><text:span text:style-name="T31">;</text:span></text:p>
      <text:p text:style-name="P14"><text:span text:style-name="T29">19</text:span><text:span text:style-name="T27"> <text:s text:c="5"/></text:span><text:span text:style-name="T31">print(vetor[a]);</text:span></text:p>
      <text:p text:style-name="P14"><text:span text:style-name="T29">20</text:span><text:span text:style-name="T27"> <text:s/></text:span></text:p>
      <text:p text:style-name="P14"><text:span text:style-name="T29">21</text:span><text:span text:style-name="T27"> <text:s text:c="5"/></text:span><text:span text:style-name="T31">println(teste);</text:span></text:p>
      <text:p text:style-name="P14"><text:span text:style-name="T29">22</text:span><text:span text:style-name="T27"> <text:s text:c="5"/></text:span><text:span text:style-name="T31">println(teste2);</text:span></text:p>
      <text:p text:style-name="P14"><text:span text:style-name="T29">23</text:span><text:span text:style-name="T27"> <text:s text:c="5"/></text:span><text:span text:style-name="T31">println(valor1);</text:span></text:p>
      <text:p text:style-name="P14"><text:span text:style-name="T29">24</text:span><text:span text:style-name="T27"> <text:s text:c="5"/></text:span><text:span text:style-name="T31">println(valor2);</text:span></text:p>
      <text:p text:style-name="P14"><text:span text:style-name="T29">25</text:span><text:span text:style-name="T27"> <text:s text:c="5"/></text:span><text:span text:style-name="T31">println(valor_r);</text:span></text:p>
      <text:p text:style-name="P14"><text:span text:style-name="T29">26</text:span><text:span text:style-name="T27"> <text:s text:c="5"/></text:span><text:span text:style-name="T31">println(a);</text:span></text:p>
      <text:p text:style-name="P14"><text:span text:style-name="T29">27</text:span><text:span text:style-name="T27"> <text:s text:c="5"/></text:span><text:span text:style-name="T31">println(g);</text:span></text:p>
      <text:p text:style-name="P14"><text:span text:style-name="T29">28</text:span><text:span text:style-name="T27"> <text:s text:c="5"/></text:span><text:span text:style-name="T31">println(i);</text:span></text:p>
      <text:p text:style-name="P14"><text:span text:style-name="T29">29</text:span><text:span text:style-name="T27"> <text:s/></text:span></text:p>
      <text:p text:style-name="P14"><text:span text:style-name="T29">30</text:span><text:span text:style-name="T27"> <text:s text:c="5"/></text:span><text:span text:style-name="T31">println(</text:span><text:span text:style-name="T35">"Digite um numero: "</text:span><text:span text:style-name="T31">);</text:span></text:p>
      <text:p text:style-name="P14"><text:span text:style-name="T29">31</text:span><text:span text:style-name="T27"> <text:s/></text:span></text:p>
      <text:p text:style-name="P14"><text:span text:style-name="T29">32</text:span><text:span text:style-name="T27"> <text:s text:c="5"/></text:span><text:span text:style-name="T31">read(a);</text:span></text:p>
      <text:p text:style-name="P14"><text:span text:style-name="T29">33</text:span><text:span text:style-name="T27"> <text:s text:c="5"/></text:span></text:p>
      <text:p text:style-name="P14"><text:span text:style-name="T29">34</text:span><text:span text:style-name="T27"> <text:s text:c="5"/></text:span><text:span text:style-name="T36">// Isto daqui é um comentário</text:span></text:p>
      <text:p text:style-name="P14"><text:span text:style-name="T29">35</text:span><text:span text:style-name="T27"> <text:s text:c="5"/></text:span><text:span text:style-name="T33">while</text:span><text:span text:style-name="T27"> </text:span><text:span text:style-name="T31">i</text:span><text:span text:style-name="T29">&lt;10</text:span><text:span text:style-name="T27"> </text:span><text:span text:style-name="T33">do</text:span></text:p>
      <text:p text:style-name="P14"><text:span text:style-name="T29">36</text:span><text:span text:style-name="T27"> <text:s text:c="9"/></text:span><text:span text:style-name="T31">begin</text:span></text:p>
      <text:p text:style-name="P14"><text:span text:style-name="T29">37</text:span><text:span text:style-name="T27"> <text:s text:c="13"/></text:span><text:span text:style-name="T31">i</text:span><text:span text:style-name="T27"> </text:span><text:span text:style-name="T29">:=</text:span><text:span text:style-name="T27"> </text:span><text:span text:style-name="T31">i</text:span><text:span text:style-name="T27"> </text:span><text:span text:style-name="T29">+</text:span><text:span text:style-name="T27"> </text:span><text:span text:style-name="T29">1</text:span><text:span text:style-name="T31">;</text:span></text:p>
      <text:p text:style-name="P14"><text:span text:style-name="T29">38</text:span><text:span text:style-name="T27"> <text:s text:c="13"/></text:span><text:span text:style-name="T31">println(i);</text:span></text:p>
      <text:p text:style-name="P14"><text:span text:style-name="T29">39</text:span><text:span text:style-name="T27"> <text:s text:c="13"/></text:span><text:span text:style-name="T31">a</text:span><text:span text:style-name="T27"> </text:span><text:span text:style-name="T29">:=</text:span><text:span text:style-name="T27"> </text:span><text:span text:style-name="T31">a</text:span><text:span text:style-name="T27"> </text:span><text:span text:style-name="T29">+</text:span><text:span text:style-name="T27"> </text:span><text:span text:style-name="T29">1</text:span><text:span text:style-name="T31">;</text:span></text:p>
      <text:p text:style-name="P14"><text:span text:style-name="T29">40</text:span><text:span text:style-name="T27"> <text:s text:c="13"/></text:span><text:span text:style-name="T31">println(a);</text:span></text:p>
      <text:p text:style-name="P14"><text:span text:style-name="T29">41</text:span><text:span text:style-name="T27"> <text:s text:c="9"/></text:span><text:span text:style-name="T31">end;</text:span></text:p>
      <text:p text:style-name="P14"><text:span text:style-name="T29">42</text:span><text:span text:style-name="T27"> <text:s text:c="5"/></text:span><text:span text:style-name="T31">;</text:span></text:p>
      <text:p text:style-name="P14"><text:span text:style-name="T29">43</text:span><text:span text:style-name="T27"> <text:s/></text:span></text:p>
      <text:p text:style-name="P14"><text:span text:style-name="T29">44</text:span><text:span text:style-name="T27"> <text:s/></text:span></text:p>
      <text:p text:style-name="P14"><text:span text:style-name="T29">45</text:span><text:span text:style-name="T27"> <text:s text:c="5"/></text:span><text:span text:style-name="T31">print(</text:span><text:span text:style-name="T35">"Incrementado algumas vezes fica "</text:span><text:span text:style-name="T31">);</text:span></text:p>
      <text:p text:style-name="P14"><text:span text:style-name="T29">46</text:span><text:span text:style-name="T27"> <text:s text:c="5"/></text:span><text:span text:style-name="T31">println(a);</text:span></text:p>
      <text:p text:style-name="P14"><text:span text:style-name="T29">47</text:span><text:span text:style-name="T27"> <text:s/></text:span></text:p>
      <text:p text:style-name="P14"><text:span text:style-name="T29">48</text:span><text:span text:style-name="T27"> <text:s text:c="5"/></text:span><text:span text:style-name="T33">for</text:span><text:span text:style-name="T27"> </text:span><text:span text:style-name="T31">g</text:span><text:span text:style-name="T27"> </text:span><text:span text:style-name="T29">:=</text:span><text:span text:style-name="T27"> </text:span><text:span text:style-name="T29">1</text:span><text:span text:style-name="T27"> </text:span><text:span text:style-name="T31">;</text:span><text:span text:style-name="T27"> </text:span><text:span text:style-name="T31">g</text:span><text:span text:style-name="T27"> </text:span><text:span text:style-name="T29">&lt;=</text:span><text:span text:style-name="T27"> </text:span><text:span text:style-name="T29">10</text:span><text:span text:style-name="T31">;</text:span><text:span text:style-name="T27"> </text:span><text:span text:style-name="T31">g</text:span><text:span text:style-name="T27"> </text:span><text:span text:style-name="T29">:=</text:span><text:span text:style-name="T27"> </text:span><text:span text:style-name="T31">g</text:span><text:span text:style-name="T27"> </text:span><text:span text:style-name="T29">+</text:span><text:span text:style-name="T27"> </text:span><text:span text:style-name="T29">1</text:span><text:span text:style-name="T27"> </text:span><text:span text:style-name="T33">do</text:span></text:p>
      <text:p text:style-name="P14"><text:span text:style-name="T29">49</text:span><text:span text:style-name="T27"> <text:s text:c="9"/></text:span><text:span text:style-name="T31">print(</text:span><text:span text:style-name="T35">"."</text:span><text:span text:style-name="T31">);</text:span></text:p>
      <text:p text:style-name="P14"><text:span text:style-name="T29">50</text:span><text:span text:style-name="T27"> <text:s text:c="5"/></text:span><text:span text:style-name="T31">;</text:span></text:p>
      <text:p text:style-name="P14"><text:span text:style-name="T29">51</text:span><text:span text:style-name="T27"> <text:s/></text:span></text:p>
      <text:p text:style-name="P14"><text:span text:style-name="T29">52</text:span><text:span text:style-name="T27"> <text:s text:c="5"/></text:span><text:span text:style-name="T31">println(</text:span><text:span text:style-name="T35">""</text:span><text:span text:style-name="T31">);</text:span></text:p>
      <text:p text:style-name="P14"><text:span text:style-name="T29">53</text:span><text:span text:style-name="T27"> <text:s/></text:span></text:p>
      <text:p text:style-name="P14"><text:span text:style-name="T29">54</text:span><text:span text:style-name="T27"> <text:s text:c="5"/></text:span><text:span text:style-name="T33">if</text:span><text:span text:style-name="T27"> </text:span><text:span text:style-name="T31">a</text:span><text:span text:style-name="T27"> </text:span><text:span text:style-name="T29">=</text:span><text:span text:style-name="T27"> </text:span><text:span text:style-name="T29">15</text:span><text:span text:style-name="T27"> </text:span><text:span text:style-name="T31">then</text:span></text:p>
      <text:p text:style-name="P14"><text:soft-page-break/><text:span text:style-name="T29">55</text:span><text:span text:style-name="T27"> <text:s text:c="9"/></text:span><text:span text:style-name="T31">println(</text:span><text:span text:style-name="T35">"A=15"</text:span><text:span text:style-name="T31">);</text:span></text:p>
      <text:p text:style-name="P14"><text:span text:style-name="T29">56</text:span><text:span text:style-name="T27"> <text:s text:c="5"/></text:span><text:span text:style-name="T31">;</text:span></text:p>
      <text:p text:style-name="P14"><text:span text:style-name="T29">57</text:span><text:span text:style-name="T27"> <text:s text:c="5"/></text:span><text:span text:style-name="T33">if</text:span><text:span text:style-name="T27"> </text:span><text:span text:style-name="T31">(a</text:span><text:span text:style-name="T29">=18</text:span><text:span text:style-name="T31">)</text:span><text:span text:style-name="T27"> </text:span><text:span text:style-name="T31">or</text:span><text:span text:style-name="T27"> </text:span><text:span text:style-name="T31">(a</text:span><text:span text:style-name="T29">=20</text:span><text:span text:style-name="T31">)</text:span><text:span text:style-name="T27"> </text:span><text:span text:style-name="T31">then</text:span></text:p>
      <text:p text:style-name="P14"><text:span text:style-name="T29">58</text:span><text:span text:style-name="T27"> <text:s text:c="9"/></text:span><text:span text:style-name="T31">println(</text:span><text:span text:style-name="T35">"A igual a 18 ou 20"</text:span><text:span text:style-name="T31">);</text:span></text:p>
      <text:p text:style-name="P14"><text:span text:style-name="T29">59</text:span><text:span text:style-name="T27"> <text:s text:c="5"/></text:span><text:span text:style-name="T31">;</text:span></text:p>
      <text:p text:style-name="P14"><text:span text:style-name="T29">60</text:span><text:span text:style-name="T27"> <text:s/></text:span></text:p>
      <text:p text:style-name="P14"><text:span text:style-name="T29">61</text:span><text:span text:style-name="T27"> <text:s text:c="5"/></text:span><text:span text:style-name="T33">if</text:span><text:span text:style-name="T27"> </text:span><text:span text:style-name="T31">i</text:span><text:span text:style-name="T29">=100</text:span><text:span text:style-name="T27"> </text:span><text:span text:style-name="T31">then</text:span></text:p>
      <text:p text:style-name="P14"><text:span text:style-name="T29">62</text:span><text:span text:style-name="T27"> <text:s text:c="9"/></text:span><text:span text:style-name="T31">println(</text:span><text:span text:style-name="T35">"Decorando o texto..."</text:span><text:span text:style-name="T31">);</text:span></text:p>
      <text:p text:style-name="P14"><text:span text:style-name="T29">63</text:span><text:span text:style-name="T27"> <text:s text:c="5"/></text:span><text:span text:style-name="T33">else</text:span></text:p>
      <text:p text:style-name="P14"><text:span text:style-name="T29">64</text:span><text:span text:style-name="T27"> <text:s text:c="9"/></text:span><text:span text:style-name="T31">a</text:span><text:span text:style-name="T29">:=3</text:span><text:span text:style-name="T31">;</text:span></text:p>
      <text:p text:style-name="P14"><text:span text:style-name="T29">65</text:span><text:span text:style-name="T27"> <text:s text:c="5"/></text:span><text:span text:style-name="T31">;</text:span></text:p>
      <text:p text:style-name="P14"><text:span text:style-name="T29">66</text:span><text:span text:style-name="T27"> <text:s/></text:span></text:p>
      <text:p text:style-name="P14"><text:span text:style-name="T29">67</text:span><text:span text:style-name="T27"> <text:s text:c="5"/></text:span><text:span text:style-name="T31">println(a);</text:span></text:p>
      <text:p text:style-name="P14"><text:span text:style-name="T29">68</text:span><text:span text:style-name="T27"> <text:s text:c="5"/></text:span><text:span text:style-name="T31">println(</text:span><text:span text:style-name="T35">""</text:span><text:span text:style-name="T31">);</text:span></text:p>
      <text:p text:style-name="P14"><text:span text:style-name="T29">69</text:span><text:span text:style-name="T27"> <text:s/></text:span><text:span text:style-name="T31">end</text:span></text:p>
      <text:p text:style-name="P14"><text:span text:style-name="T29">70</text:span><text:span text:style-name="T27"> <text:s/></text:span><text:span text:style-name="T3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fc22" officeooo:paragraph-rsid="001ffc2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uno: Kawan Moreira Weege</text:p>
        <text:p text:style-name="MP1">Disciplina: Compiladores</text:p>
        <text:p text:style-name="MP1">Professor: Prof. Ricardo Marti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13:09:05.221611671</meta:creation-date>
    <dc:date>2022-07-28T13:57:57.181054581</dc:date>
    <meta:editing-duration>PT6H2M50S</meta:editing-duration>
    <meta:editing-cycles>22</meta:editing-cycles>
    <meta:generator>LibreOffice/7.3.4.2$Linux_X86_64 LibreOffice_project/30$Build-2</meta:generator>
    <meta:document-statistic meta:table-count="0" meta:image-count="0" meta:object-count="0" meta:page-count="6" meta:paragraph-count="205" meta:word-count="1515" meta:character-count="9878" meta:non-whitespace-character-count="7913"/>
  </office:meta>
</office:document-meta>
</file>